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5cm" fo:min-width="5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5cm" fo:min-width="5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5cm" fo:min-width="5.5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="Rounded_20_short_20_Arrow" draw:marker-end-width="0.6cm" svg:stroke-linecap="round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66§display§\mathbf{i}§svg§600§FALSE</svg:desc>
          <draw:polygon draw:style-name="gr1" draw:text-style-name="P1" draw:layer="layout" svg:width="0.745cm" svg:height="1.616cm" svg:x="26.829cm" svg:y="3.023cm" svg:viewBox="0 0 746 1617" draw:points="376,1617 0,1617 0,0 746,0 746,1617">
            <text:p/>
          </draw:polygon>
          <draw:path draw:style-name="gr2" draw:text-style-name="P2" draw:layer="layout" svg:width="0.56cm" svg:height="1.616cm" svg:x="26.941cm" svg:y="3.023cm" svg:viewBox="0 0 561 1617" svg:d="M416 568l-409 19v113c138 0 158 0 158 92v719h-165v106c73 0 185-7 284-7 72 0 191 7 277 7v-106h-145zM442 185c0-106-86-185-185-185-105 0-184 79-184 185 0 99 79 178 184 178 99 0 185-79 185-178z">
            <text:p/>
          </draw:path>
        </draw:g>
        <draw:g>
          <svg:title>TexMaths</svg:title>
          <svg:desc>66§display§\mathbf{x}_{t-1}§svg§600§FALSE</svg:desc>
          <draw:polygon draw:style-name="gr1" draw:text-style-name="P1" draw:layer="layout" svg:width="4.487cm" svg:height="1.576cm" svg:x="3.108cm" svg:y="17.704cm" svg:viewBox="0 0 4488 1577" draw:points="2244,1577 0,1577 0,0 4488,0 4488,1577">
            <text:p/>
          </draw:polygon>
          <draw:path draw:style-name="gr2" draw:text-style-name="P2" draw:layer="layout" svg:width="1.312cm" svg:height="1.035cm" svg:x="3.161cm" svg:y="17.704cm" svg:viewBox="0 0 1313 1036" svg:d="M752 462l278-304c26-33 39-46 237-46v-112c-86 7-204 7-218 7-59 0-171-7-237-7v112c33 0 59 0 86 20-7 13-7 20-14 26l-198 218-231-264h93v-112c-60 0-205 7-277 7-80 0-185-7-258-7v112h165l363 429-303 343c-40 40-126 40-238 40v112c79-7 205-7 211-7 60 0 198 7 244 7v-112c-39 0-85-7-85-20 0-7 0-7 13-26l231-258 251 304h-86v112c59 0 198-7 277-7 73 0 178 7 257 7v-112h-165z">
            <text:p/>
          </draw:path>
          <draw:path draw:style-name="gr2" draw:text-style-name="P2" draw:layer="layout" svg:width="0.553cm" svg:height="1.035cm" svg:x="4.586cm" svg:y="18.067cm" svg:viewBox="0 0 554 1036" svg:d="M337 376h165c33 0 52 0 52-33 0-26-19-26-46-26h-158l59-244c0-7 7-14 7-20 0-33-20-53-53-53-46 0-66 26-79 73-13 39 6-40-66 244h-165c-33 0-53 0-53 33 0 26 20 26 46 26h159l-99 383c-7 46-20 99-20 125 0 93 79 152 171 152 185 0 291-224 291-251 0-20-27-20-27-20-19 0-26 7-39 33-46 99-126 192-218 192-33 0-59-20-59-79 0-14 6-53 13-66z">
            <text:p/>
          </draw:path>
          <draw:path draw:style-name="gr2" draw:text-style-name="P2" draw:layer="layout" svg:width="1.101cm" svg:height="0.085cm" svg:x="5.392cm" svg:y="18.634cm" svg:viewBox="0 0 1102 86" svg:d="M1036 86c27 0 66 0 66-40 0-46-33-46-66-46h-970c-26 0-66 0-66 40 0 46 40 46 66 46z">
            <text:p/>
          </draw:path>
          <draw:path draw:style-name="gr2" draw:text-style-name="P2" draw:layer="layout" svg:width="0.6cm" svg:height="1.081cm" svg:x="6.844cm" svg:y="18.008cm" svg:viewBox="0 0 601 1082" svg:d="M370 46c0-46 0-46-47-46-105 106-257 106-323 106v59c40 0 145 0 238-46v831c0 53 0 73-165 73h-60v59c27 0 231-6 291-6 52 0 257 6 297 6v-59h-66c-165 0-165-20-165-73z">
            <text:p/>
          </draw:path>
        </draw:g>
        <draw:g>
          <svg:title>TexMaths</svg:title>
          <svg:desc>66§display§\mathbf{x}_t§svg§600§FALSE</svg:desc>
          <draw:polygon draw:style-name="gr1" draw:text-style-name="P1" draw:layer="layout" svg:width="2.111cm" svg:height="1.385cm" svg:x="12.208cm" svg:y="17.804cm" svg:viewBox="0 0 2112 1386" draw:points="1056,1386 0,1386 0,0 2112,0 2112,1386">
            <text:p/>
          </draw:polygon>
          <draw:path draw:style-name="gr2" draw:text-style-name="P2" draw:layer="layout" svg:width="1.312cm" svg:height="1.035cm" svg:x="12.261cm" svg:y="17.804cm" svg:viewBox="0 0 1313 1036" svg:d="M752 462l278-304c26-33 39-46 237-46v-112c-86 7-204 7-218 7-59 0-171-7-237-7v112c33 0 59 0 86 20-7 13-7 20-14 26l-198 218-231-264h93v-112c-60 0-205 7-277 7-80 0-185-7-258-7v112h165l363 429-303 343c-40 40-126 40-238 40v112c79-7 205-7 211-7 60 0 198 7 244 7v-112c-39 0-85-7-85-20 0-7 0-7 13-26l231-258 251 304h-86v112c59 0 198-7 277-7 73 0 178 7 257 7v-112h-165z">
            <text:p/>
          </draw:path>
          <draw:path draw:style-name="gr2" draw:text-style-name="P2" draw:layer="layout" svg:width="0.553cm" svg:height="1.035cm" svg:x="13.686cm" svg:y="18.167cm" svg:viewBox="0 0 554 1036" svg:d="M337 376h165c33 0 52 0 52-33 0-26-19-26-46-26h-158l59-244c0-7 7-14 7-20 0-33-20-53-53-53-46 0-66 26-79 73-13 39 6-40-66 244h-165c-33 0-53 0-53 33 0 26 20 26 46 26h159l-99 383c-7 46-20 99-20 125 0 93 79 152 171 152 185 0 291-224 291-251 0-20-27-20-27-20-19 0-26 7-39 33-46 99-126 192-218 192-33 0-59-20-59-79 0-14 6-53 13-66z">
            <text:p/>
          </draw:path>
        </draw:g>
        <draw:custom-shape draw:style-name="gr3" draw:text-style-name="P3" draw:layer="layout" svg:width="5.9cm" svg:height="3.4cm" svg:x="17.9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cm" svg:height="3.4cm" svg:x="10.1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cm" svg:height="3.4cm" svg:x="2.3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1cm" svg:height="3.4cm" svg:x="2.3cm" svg:y="1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cm" svg:height="3.4cm" svg:x="10.1cm" svg:y="1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cm" svg:height="3.4cm" svg:x="17.9cm" svg:y="11.9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3cm" svg:y1="16.7cm" svg:x2="5.3cm" svg:y2="15.3cm">
          <text:p/>
        </draw:line>
        <draw:line draw:style-name="gr6" draw:text-style-name="P3" draw:layer="layout" svg:x1="13cm" svg:y1="16.725cm" svg:x2="13cm" svg:y2="15.325cm">
          <text:p/>
        </draw:line>
        <draw:line draw:style-name="gr6" draw:text-style-name="P3" draw:layer="layout" svg:x1="20.8cm" svg:y1="16.75cm" svg:x2="20.8cm" svg:y2="15.35cm">
          <text:p/>
        </draw:line>
        <draw:custom-shape draw:style-name="gr7" draw:text-style-name="P3" draw:layer="layout" svg:width="3.4cm" svg:height="3.4cm" svg:x="25.4cm" svg:y="2.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8.5cm" svg:y1="13.6cm" svg:x2="10.2cm" svg:y2="13.6cm">
          <text:p/>
        </draw:line>
        <draw:line draw:style-name="gr6" draw:text-style-name="P3" draw:layer="layout" svg:x1="16.175cm" svg:y1="13.6cm" svg:x2="17.875cm" svg:y2="13.6cm">
          <text:p/>
        </draw:line>
        <draw:g>
          <svg:title>TexMaths</svg:title>
          <svg:desc>66§display§p_{t-1}§svg§600§FALSE</svg:desc>
          <draw:polygon draw:style-name="gr1" draw:text-style-name="P1" draw:layer="layout" svg:width="4.229cm" svg:height="1.543cm" svg:x="3.082cm" svg:y="21.337cm" svg:viewBox="0 0 4230 1544" draw:points="2119,1544 0,1544 0,0 4230,0 4230,1544">
            <text:p/>
          </draw:polygon>
          <draw:path draw:style-name="gr2" draw:text-style-name="P2" draw:layer="layout" svg:width="1.213cm" svg:height="1.484cm" svg:x="3.009cm" svg:y="21.304cm" svg:viewBox="0 0 1214 1485" svg:d="M178 1313c-20 79-20 99-125 99-27 0-53 0-53 40 0 19 13 33 33 33 59 0 125-14 191-14 80 0 159 14 231 14 14 0 47 0 47-53 0-20-27-20-60-20-119 0-119-20-119-40 0-26 99-409 119-468 27 73 93 152 211 152 271 0 561-343 561-686 0-218-132-370-310-370-112 0-224 86-303 172-20-126-126-172-212-172-105 0-151 92-171 132-40 79-73 218-73 224 0 27 27 27 33 27 20 0 20 0 40-53 39-165 86-277 165-277 39 0 72 20 72 105 0 53-6 80-13 119zM587 304c20-66 80-132 126-165 79-73 145-86 185-86 99 0 151 79 151 218 0 138-79 402-118 494-80 165-192 238-278 238-151 0-184-191-184-205 0-6 0-13 6-39z">
            <text:p/>
          </draw:path>
          <draw:path draw:style-name="gr2" draw:text-style-name="P2" draw:layer="layout" svg:width="0.553cm" svg:height="1.035cm" svg:x="4.316cm" svg:y="21.667cm" svg:viewBox="0 0 554 1036" svg:d="M337 376h165c33 0 52 0 52-39 0-20-19-20-46-20h-158l59-244c0-7 7-14 7-20 0-33-20-53-53-53-46 0-66 26-79 73-13 39 6-40-66 244h-165c-33 0-53 0-53 33 0 26 20 26 46 26h159l-99 383c-7 46-20 99-20 125 0 93 79 152 171 152 185 0 291-224 291-251 0-20-27-20-27-20-19 0-26 7-39 33-46 99-126 192-218 192-33 0-59-20-59-79 0-14 6-53 13-66z">
            <text:p/>
          </draw:path>
          <draw:path draw:style-name="gr2" draw:text-style-name="P2" draw:layer="layout" svg:width="1.101cm" svg:height="0.085cm" svg:x="5.121cm" svg:y="22.234cm" svg:viewBox="0 0 1102 86" svg:d="M1036 86c27 0 66 0 66-40 0-46-33-46-66-46h-970c-26 0-66 0-66 40 0 46 40 46 66 46z">
            <text:p/>
          </draw:path>
          <draw:path draw:style-name="gr2" draw:text-style-name="P2" draw:layer="layout" svg:width="0.6cm" svg:height="1.081cm" svg:x="6.566cm" svg:y="21.601cm" svg:viewBox="0 0 601 1082" svg:d="M370 46c0-46 0-46-47-46-105 106-257 106-323 106v59c40 0 145 0 238-46v831c0 53 0 73-165 73h-60v59c27 0 231-6 291-6 52 0 257 6 297 6v-59h-66c-165 0-165-20-165-73z">
            <text:p/>
          </draw:path>
        </draw:g>
        <draw:g>
          <svg:title>TexMaths</svg:title>
          <svg:desc>66§display§p_{t}§svg§600§FALSE</svg:desc>
          <draw:polygon draw:style-name="gr1" draw:text-style-name="P1" draw:layer="layout" svg:width="1.866cm" svg:height="1.451cm" svg:x="11.882cm" svg:y="21.337cm" svg:viewBox="0 0 1867 1452" draw:points="930,1452 0,1452 0,0 1867,0 1867,1452">
            <text:p/>
          </draw:polygon>
          <draw:path draw:style-name="gr2" draw:text-style-name="P2" draw:layer="layout" svg:width="1.213cm" svg:height="1.484cm" svg:x="11.809cm" svg:y="21.304cm" svg:viewBox="0 0 1214 1485" svg:d="M178 1313c-20 80-20 99-125 99-27 0-53 0-53 40 0 20 13 33 33 33 59 0 125-13 191-13 80 0 159 13 231 13 14 0 46 0 46-53 0-20-26-20-59-20-119 0-119-19-119-39 0-27 99-409 119-469 27 73 92 152 211 152 271 0 561-343 561-686 0-218-132-370-310-370-112 0-224 86-304 172-19-126-125-172-211-172-105 0-151 92-171 132-40 79-73 218-73 224 0 27 27 27 33 27 20 0 20 0 40-53 39-165 86-277 165-277 39 0 72 20 72 105 0 53-6 80-13 119zM587 304c20-66 79-132 126-165 79-73 145-86 184-86 99 0 152 79 152 218 0 138-79 402-119 495-79 165-191 237-277 237-152 0-184-191-184-204 0-7 0-14 6-40z">
            <text:p/>
          </draw:path>
          <draw:path draw:style-name="gr2" draw:text-style-name="P2" draw:layer="layout" svg:width="0.553cm" svg:height="1.035cm" svg:x="13.116cm" svg:y="21.667cm" svg:viewBox="0 0 554 1036" svg:d="M337 376h164c33 0 53 0 53-39 0-20-20-20-46-20h-158l59-244c0-7 7-14 7-20 0-33-20-53-53-53-46 0-66 26-79 73-13 39 6-40-66 244h-165c-33 0-53 0-53 33 0 26 20 26 46 26h159l-99 383c-7 46-20 99-20 125 0 93 79 152 171 152 185 0 291-224 291-251 0-19-27-19-27-19-20 0-26 6-39 33-46 99-126 191-218 191-33 0-59-20-59-79 0-13 6-53 13-66z">
            <text:p/>
          </draw:path>
        </draw:g>
        <draw:g>
          <svg:title>TexMaths</svg:title>
          <svg:desc>66§display§\mathbf{x}_{n}§svg§600§FALSE</svg:desc>
          <draw:polygon draw:style-name="gr1" draw:text-style-name="P1" draw:layer="layout" svg:width="2.553cm" svg:height="1.378cm" svg:x="19.508cm" svg:y="17.804cm" svg:viewBox="0 0 2554 1379" draw:points="1274,1379 0,1379 0,0 2554,0 2554,1379">
            <text:p/>
          </draw:polygon>
          <draw:path draw:style-name="gr2" draw:text-style-name="P2" draw:layer="layout" svg:width="1.312cm" svg:height="1.035cm" svg:x="19.561cm" svg:y="17.804cm" svg:viewBox="0 0 1313 1036" svg:d="M752 462l278-304c26-33 39-46 237-46v-112c-86 7-204 7-218 7-59 0-171-7-237-7v112c33 0 59 0 86 20-7 13-7 20-14 26l-198 218-231-264h93v-112c-60 0-205 7-277 7-80 0-185-7-258-7v112h165l363 429-303 343c-40 40-126 40-238 40v112c79-7 205-7 211-7 60 0 198 7 244 7v-112c-39 0-85-7-85-20 0-7 0-7 13-26l231-258 251 304h-86v112c59 0 198-7 277-7 73 0 178 7 257 7v-112h-165z">
            <text:p/>
          </draw:path>
          <draw:path draw:style-name="gr2" draw:text-style-name="P2" draw:layer="layout" svg:width="0.996cm" svg:height="0.738cm" svg:x="20.986cm" svg:y="18.464cm" svg:viewBox="0 0 997 739" svg:d="M125 620c-6 20-19 60-19 66 0 33 33 53 59 53s53-20 59-39c7-14 20-66 33-99 7-33 27-106 33-146 14-39 20-72 27-112 20-66 26-79 72-145 47-66 119-152 245-152 92 0 92 86 92 112 0 99-66 284-92 350-20 46-27 60-27 93 0 85 73 138 159 138 158 0 231-224 231-251 0-19-20-19-27-19-20 0-20 6-26 26-40 132-112 198-178 198-33 0-40-20-40-59 0-33 7-60 40-132 19-47 85-225 85-317 0-159-125-185-211-185-138 0-231 86-277 152-13-119-106-152-178-152-66 0-106 53-126 86-39 66-59 158-59 165 0 20 20 20 26 20 27 0 27-7 40-47 20-99 53-178 119-178 39 0 53 33 53 79 0 33-14 93-27 139-13 40-26 112-39 145z">
            <text:p/>
          </draw:path>
        </draw:g>
        <draw:line draw:style-name="gr6" draw:text-style-name="P3" draw:layer="layout" svg:x1="5.4cm" svg:y1="21.1cm" svg:x2="5.412cm" svg:y2="20.154cm">
          <text:p/>
        </draw:line>
        <draw:custom-shape draw:style-name="gr5" draw:text-style-name="P3" draw:layer="layout" svg:width="6.1cm" svg:height="3.4cm" svg:x="2.30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cm" svg:height="3.4cm" svg:x="10.101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cm" svg:height="3.4cm" svg:x="17.901cm" svg:y="7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301cm" svg:y1="11.8cm" svg:x2="5.301cm" svg:y2="10.4cm">
          <text:p/>
        </draw:line>
        <draw:line draw:style-name="gr6" draw:text-style-name="P3" draw:layer="layout" svg:x1="13.001cm" svg:y1="11.825cm" svg:x2="13.001cm" svg:y2="10.425cm">
          <text:p/>
        </draw:line>
        <draw:line draw:style-name="gr6" draw:text-style-name="P3" draw:layer="layout" svg:x1="20.801cm" svg:y1="11.85cm" svg:x2="20.801cm" svg:y2="10.45cm">
          <text:p/>
        </draw:line>
        <draw:line draw:style-name="gr6" draw:text-style-name="P3" draw:layer="layout" svg:x1="8.501cm" svg:y1="8.7cm" svg:x2="10.201cm" svg:y2="8.7cm">
          <text:p/>
        </draw:line>
        <draw:line draw:style-name="gr6" draw:text-style-name="P3" draw:layer="layout" svg:x1="16.176cm" svg:y1="8.7cm" svg:x2="17.876cm" svg:y2="8.7cm">
          <text:p/>
        </draw:line>
        <draw:g>
          <svg:title>TexMaths</svg:title>
          <svg:desc>66§display§\mathbf{h_1}_t§svg§600§FALSE</svg:desc>
          <draw:polygon draw:style-name="gr1" draw:text-style-name="P1" draw:layer="layout" svg:width="3.352cm" svg:height="2.072cm" svg:x="11.309cm" svg:y="12.412cm" svg:viewBox="0 0 3353 2073" draw:points="1677,2073 0,2073 0,0 3353,0 3353,2073">
            <text:p/>
          </draw:polygon>
          <draw:path draw:style-name="gr2" draw:text-style-name="P2" draw:layer="layout" svg:width="1.326cm" svg:height="1.616cm" svg:x="11.415cm" svg:y="12.405cm" svg:viewBox="0 0 1327 1617" svg:d="M158 1505h-158v112c66 0 205-6 297-6 86 0 224 6 290 6v-112h-158v-482c0-257 198-370 343-370 79 0 132 47 132 225v627h-165v112c66 0 205-6 297-6 93 0 225 6 291 6v-112h-159v-601c0-244-125-336-356-336-225 0-343 138-396 231v-799l-416 20v105c145 0 158 0 158 93z">
            <text:p/>
          </draw:path>
          <draw:path draw:style-name="gr2" draw:text-style-name="P2" draw:layer="layout" svg:width="0.738cm" svg:height="1.068cm" svg:x="12.952cm" svg:y="13.296cm" svg:viewBox="0 0 739 1069" svg:d="M488 59c0-59-13-59-79-59-105 79-237 106-369 106h-40v92h40c66 0 165-13 231-33v818h-258v86c79-6 277-6 370-6 59 0 112 6 171 6 53 0 139 0 185 0v-86h-251z">
            <text:p/>
          </draw:path>
          <draw:path draw:style-name="gr2" draw:text-style-name="P2" draw:layer="layout" svg:width="0.553cm" svg:height="1.035cm" svg:x="14.028cm" svg:y="13.468cm" svg:viewBox="0 0 554 1036" svg:d="M337 376h165c33 0 52 0 52-39 0-20-19-20-46-20h-158l59-244c0-7 7-14 7-20 0-33-20-53-53-53-46 0-66 26-79 73-13 39 6-40-66 244h-165c-33 0-53 0-53 33 0 26 20 26 46 26h159l-99 383c-7 46-20 99-20 125 0 93 79 152 171 152 185 0 291-224 291-251 0-19-27-19-27-19-19 0-26 6-39 33-46 99-126 191-218 191-33 0-59-20-59-79 0-13 6-53 13-66z">
            <text:p/>
          </draw:path>
        </draw:g>
        <draw:g>
          <svg:title>TexMaths</svg:title>
          <svg:desc>66§display§\mathbf{h_1}_{t-1}§svg§600§FALSE</svg:desc>
          <draw:polygon draw:style-name="gr1" draw:text-style-name="P1" draw:layer="layout" svg:width="5.721cm" svg:height="2.269cm" svg:x="2.609cm" svg:y="12.312cm" svg:viewBox="0 0 5722 2270" draw:points="2858,2270 0,2270 0,0 5722,0 5722,2270">
            <text:p/>
          </draw:polygon>
          <draw:path draw:style-name="gr2" draw:text-style-name="P2" draw:layer="layout" svg:width="1.326cm" svg:height="1.616cm" svg:x="2.715cm" svg:y="12.305cm" svg:viewBox="0 0 1327 1617" svg:d="M158 1505h-158v112c66 0 205-7 297-7 86 0 224 7 290 7v-112h-158v-482c0-257 198-370 343-370 79 0 132 47 132 225v627h-165v112c66 0 205-7 297-7 93 0 225 7 291 7v-112h-159v-601c0-244-125-336-356-336-225 0-343 138-396 231v-799l-416 20v105c145 0 158 0 158 93z">
            <text:p/>
          </draw:path>
          <draw:path draw:style-name="gr2" draw:text-style-name="P2" draw:layer="layout" svg:width="0.738cm" svg:height="1.068cm" svg:x="4.252cm" svg:y="13.196cm" svg:viewBox="0 0 739 1069" svg:d="M488 59c0-59-13-59-79-59-105 79-237 106-369 106h-40v92h40c66 0 165-13 231-33v818h-258v86c79-6 277-6 370-6 59 0 112 6 171 6 53 0 139 0 185 0v-86h-251z">
            <text:p/>
          </draw:path>
          <draw:path draw:style-name="gr2" draw:text-style-name="P2" draw:layer="layout" svg:width="0.553cm" svg:height="1.035cm" svg:x="5.328cm" svg:y="13.368cm" svg:viewBox="0 0 554 1036" svg:d="M337 376h165c33 0 52 0 52-39 0-20-19-20-46-20h-158l59-244c0-7 7-14 7-20 0-33-20-53-53-53-46 0-66 26-79 73-13 39 6-40-66 244h-165c-33 0-53 0-53 33 0 26 20 26 46 26h159l-99 383c-7 46-20 99-20 125 0 93 79 152 171 152 185 0 291-224 291-251 0-19-27-19-27-19-19 0-26 6-39 33-46 99-126 191-218 191-33 0-59-20-59-79 0-13 6-53 13-66z">
            <text:p/>
          </draw:path>
          <draw:path draw:style-name="gr2" draw:text-style-name="P2" draw:layer="layout" svg:width="1.101cm" svg:height="0.085cm" svg:x="6.133cm" svg:y="13.935cm" svg:viewBox="0 0 1102 86" svg:d="M1036 86c27 0 66 0 66-40 0-46-33-46-66-46h-970c-26 0-66 0-66 40 0 46 40 46 66 46z">
            <text:p/>
          </draw:path>
          <draw:path draw:style-name="gr2" draw:text-style-name="P2" draw:layer="layout" svg:width="0.6cm" svg:height="1.081cm" svg:x="7.579cm" svg:y="13.302cm" svg:viewBox="0 0 601 1082" svg:d="M370 46c0-46 0-46-47-46-105 106-257 106-323 106v59c40 0 145 0 238-46v831c0 53 0 73-165 73h-60v59c27 0 231-6 291-6 52 0 257 6 297 6v-59h-66c-165 0-165-20-165-73z">
            <text:p/>
          </draw:path>
        </draw:g>
        <draw:g>
          <svg:title>TexMaths</svg:title>
          <svg:desc>66§display§\mathbf{h_1}_{n}§svg§600§FALSE</svg:desc>
          <draw:polygon draw:style-name="gr1" draw:text-style-name="P1" draw:layer="layout" svg:width="3.794cm" svg:height="2.072cm" svg:x="18.909cm" svg:y="12.412cm" svg:viewBox="0 0 3795 2073" draw:points="1901,2073 0,2073 0,0 3795,0 3795,2073">
            <text:p/>
          </draw:polygon>
          <draw:path draw:style-name="gr2" draw:text-style-name="P2" draw:layer="layout" svg:width="1.326cm" svg:height="1.616cm" svg:x="19.015cm" svg:y="12.405cm" svg:viewBox="0 0 1327 1617" svg:d="M158 1505h-158v112c66 0 205-6 297-6 86 0 224 6 290 6v-112h-158v-482c0-257 198-370 343-370 79 0 132 47 132 225v627h-165v112c66 0 205-6 297-6 93 0 225 6 291 6v-112h-159v-601c0-244-125-336-356-336-225 0-343 138-396 231v-799l-416 20v105c145 0 158 0 158 93z">
            <text:p/>
          </draw:path>
          <draw:path draw:style-name="gr2" draw:text-style-name="P2" draw:layer="layout" svg:width="0.738cm" svg:height="1.068cm" svg:x="20.552cm" svg:y="13.296cm" svg:viewBox="0 0 739 1069" svg:d="M488 59c0-59-13-59-79-59-105 79-237 106-369 106h-40v92h40c66 0 165-13 231-33v818h-258v86c79-6 277-6 370-6 59 0 112 6 171 6 53 0 139 0 185 0v-86h-251z">
            <text:p/>
          </draw:path>
          <draw:path draw:style-name="gr2" draw:text-style-name="P2" draw:layer="layout" svg:width="0.996cm" svg:height="0.738cm" svg:x="21.635cm" svg:y="13.765cm" svg:viewBox="0 0 997 739" svg:d="M125 620c-6 20-19 60-19 66 0 33 33 53 59 53s53-20 59-39c7-14 20-66 33-99 7-33 27-106 33-146 14-39 20-72 27-112 20-66 26-79 72-145 47-66 119-152 245-152 92 0 92 86 92 112 0 99-66 284-92 350-20 46-27 60-27 93 0 85 73 138 159 138 158 0 231-224 231-251 0-19-20-19-27-19-20 0-20 6-26 26-40 132-112 198-178 198-33 0-40-20-40-59 0-33 7-60 40-132 19-47 85-225 85-317 0-159-125-185-211-185-138 0-231 86-277 152-13-119-106-152-178-152-66 0-106 53-126 86-39 66-59 158-59 165 0 20 20 20 26 20 27 0 27-7 40-47 20-99 53-178 119-178 39 0 53 33 53 79 0 33-14 93-27 139-13 40-26 112-39 145z">
            <text:p/>
          </draw:path>
        </draw:g>
        <draw:g>
          <svg:title>TexMaths</svg:title>
          <svg:desc>66§display§\mathbf{h_2}_{t-1}§svg§600§FALSE</svg:desc>
          <draw:polygon draw:style-name="gr1" draw:text-style-name="P1" draw:layer="layout" svg:width="5.721cm" svg:height="2.269cm" svg:x="2.61cm" svg:y="7.412cm" svg:viewBox="0 0 5722 2270" draw:points="2858,2270 0,2270 0,0 5722,0 5722,2270">
            <text:p/>
          </draw:polygon>
          <draw:path draw:style-name="gr2" draw:text-style-name="P2" draw:layer="layout" svg:width="1.326cm" svg:height="1.616cm" svg:x="2.716cm" svg:y="7.405cm" svg:viewBox="0 0 1327 1617" svg:d="M158 1505h-158v112c66 0 205-7 297-7 86 0 224 7 290 7v-112h-158v-482c0-257 198-370 343-370 79 0 132 47 132 225v627h-165v112c66 0 205-7 297-7 93 0 225 7 291 7v-112h-159v-601c0-244-125-336-356-336-225 0-343 138-396 231v-799l-416 20v105c145 0 158 0 158 93z">
            <text:p/>
          </draw:path>
          <draw:path draw:style-name="gr2" draw:text-style-name="P2" draw:layer="layout" svg:width="0.831cm" svg:height="1.068cm" svg:x="4.194cm" svg:y="8.296cm" svg:viewBox="0 0 832 1069" svg:d="M832 700h-99c-7 19-20 132-47 138-39 7-132 7-171 7h-225c93-66 179-132 278-192 132-85 264-171 264-336 0-192-185-317-443-317-224 0-389 86-389 244 0 93 79 126 125 126 60 0 126-40 126-126 0-79-60-112-60-112 53-40 132-40 152-40 139 0 251 86 251 231 0 126-86 225-185 311l-389 343c-20 20-20 26-20 53v39h779z">
            <text:p/>
          </draw:path>
          <draw:path draw:style-name="gr2" draw:text-style-name="P2" draw:layer="layout" svg:width="0.553cm" svg:height="1.035cm" svg:x="5.329cm" svg:y="8.468cm" svg:viewBox="0 0 554 1036" svg:d="M337 376h165c33 0 52 0 52-39 0-20-19-20-46-20h-158l59-244c0-7 7-14 7-20 0-33-20-53-53-53-46 0-66 26-79 73-13 39 6-40-66 244h-165c-33 0-53 0-53 33 0 26 20 26 46 26h159l-99 383c-7 46-20 99-20 125 0 93 79 152 171 152 185 0 291-224 291-251 0-19-27-19-27-19-19 0-26 6-39 33-46 99-126 191-218 191-33 0-59-20-59-79 0-13 6-53 13-66z">
            <text:p/>
          </draw:path>
          <draw:path draw:style-name="gr2" draw:text-style-name="P2" draw:layer="layout" svg:width="1.101cm" svg:height="0.085cm" svg:x="6.134cm" svg:y="9.035cm" svg:viewBox="0 0 1102 86" svg:d="M1036 86c27 0 66 0 66-40 0-46-33-46-66-46h-970c-26 0-66 0-66 40 0 46 40 46 66 46z">
            <text:p/>
          </draw:path>
          <draw:path draw:style-name="gr2" draw:text-style-name="P2" draw:layer="layout" svg:width="0.6cm" svg:height="1.081cm" svg:x="7.58cm" svg:y="8.402cm" svg:viewBox="0 0 601 1082" svg:d="M370 46c0-46 0-46-47-46-105 106-257 106-323 106v59c40 0 145 0 238-46v831c0 53 0 73-165 73h-60v59c27 0 231-6 291-6 52 0 257 6 297 6v-59h-66c-165 0-165-20-165-73z">
            <text:p/>
          </draw:path>
        </draw:g>
        <draw:g>
          <svg:title>TexMaths</svg:title>
          <svg:desc>66§display§\mathbf{h_2}_t§svg§600§FALSE</svg:desc>
          <draw:polygon draw:style-name="gr1" draw:text-style-name="P1" draw:layer="layout" svg:width="3.352cm" svg:height="2.072cm" svg:x="11.31cm" svg:y="7.512cm" svg:viewBox="0 0 3353 2073" draw:points="1677,2073 0,2073 0,0 3353,0 3353,2073">
            <text:p/>
          </draw:polygon>
          <draw:path draw:style-name="gr2" draw:text-style-name="P2" draw:layer="layout" svg:width="1.326cm" svg:height="1.616cm" svg:x="11.416cm" svg:y="7.505cm" svg:viewBox="0 0 1327 1617" svg:d="M158 1505h-158v112c66 0 205-6 297-6 86 0 224 6 290 6v-112h-158v-482c0-257 198-370 343-370 79 0 132 47 132 225v627h-165v112c66 0 205-6 297-6 93 0 225 6 291 6v-112h-159v-601c0-244-125-336-356-336-225 0-343 138-396 231v-799l-416 20v105c145 0 158 0 158 93z">
            <text:p/>
          </draw:path>
          <draw:path draw:style-name="gr2" draw:text-style-name="P2" draw:layer="layout" svg:width="0.831cm" svg:height="1.068cm" svg:x="12.894cm" svg:y="8.396cm" svg:viewBox="0 0 832 1069" svg:d="M832 700h-99c-7 19-20 132-47 138-39 7-132 7-171 7h-225c93-66 179-132 278-192 132-85 264-171 264-336 0-192-185-317-443-317-224 0-389 86-389 244 0 93 79 126 125 126 60 0 126-40 126-126 0-79-60-112-60-112 53-40 132-40 152-40 139 0 251 86 251 231 0 126-86 225-185 311l-389 343c-20 20-20 26-20 53v39h779z">
            <text:p/>
          </draw:path>
          <draw:path draw:style-name="gr2" draw:text-style-name="P2" draw:layer="layout" svg:width="0.553cm" svg:height="1.035cm" svg:x="14.029cm" svg:y="8.568cm" svg:viewBox="0 0 554 1036" svg:d="M337 376h165c33 0 52 0 52-39 0-20-19-20-46-20h-158l59-244c0-7 7-14 7-20 0-33-20-53-53-53-46 0-66 26-79 73-13 39 6-40-66 244h-165c-33 0-53 0-53 33 0 26 20 26 46 26h159l-99 383c-7 46-20 99-20 125 0 93 79 152 171 152 185 0 291-224 291-251 0-19-27-19-27-19-19 0-26 6-39 33-46 99-126 191-218 191-33 0-59-20-59-79 0-13 6-53 13-66z">
            <text:p/>
          </draw:path>
        </draw:g>
        <draw:g>
          <svg:title>TexMaths</svg:title>
          <svg:desc>66§display§\mathbf{h_2}_{n}§svg§600§FALSE</svg:desc>
          <draw:polygon draw:style-name="gr1" draw:text-style-name="P1" draw:layer="layout" svg:width="3.794cm" svg:height="2.072cm" svg:x="18.91cm" svg:y="7.512cm" svg:viewBox="0 0 3795 2073" draw:points="1901,2073 0,2073 0,0 3795,0 3795,2073">
            <text:p/>
          </draw:polygon>
          <draw:path draw:style-name="gr2" draw:text-style-name="P2" draw:layer="layout" svg:width="1.326cm" svg:height="1.616cm" svg:x="19.016cm" svg:y="7.505cm" svg:viewBox="0 0 1327 1617" svg:d="M158 1505h-158v112c66 0 205-6 297-6 86 0 224 6 290 6v-112h-158v-482c0-257 198-370 343-370 79 0 132 47 132 225v627h-165v112c66 0 205-6 297-6 93 0 225 6 291 6v-112h-159v-601c0-244-125-336-356-336-225 0-343 138-396 231v-799l-416 20v105c145 0 158 0 158 93z">
            <text:p/>
          </draw:path>
          <draw:path draw:style-name="gr2" draw:text-style-name="P2" draw:layer="layout" svg:width="0.831cm" svg:height="1.068cm" svg:x="20.494cm" svg:y="8.396cm" svg:viewBox="0 0 832 1069" svg:d="M832 700h-99c-7 19-20 132-47 138-39 7-132 7-171 7h-225c93-66 179-132 278-192 132-85 264-171 264-336 0-192-185-317-443-317-224 0-389 86-389 244 0 93 79 126 125 126 60 0 126-40 126-126 0-79-60-112-60-112 53-40 132-40 152-40 139 0 251 86 251 231 0 126-86 225-185 311l-389 343c-20 20-20 26-20 53v39h779z">
            <text:p/>
          </draw:path>
          <draw:path draw:style-name="gr2" draw:text-style-name="P2" draw:layer="layout" svg:width="0.996cm" svg:height="0.738cm" svg:x="21.636cm" svg:y="8.865cm" svg:viewBox="0 0 997 739" svg:d="M125 620c-6 20-19 60-19 66 0 33 33 53 59 53s53-20 59-39c7-14 20-66 33-99 7-33 27-106 33-146 14-39 20-72 27-112 20-66 26-79 72-145 47-66 119-152 245-152 92 0 92 86 92 112 0 99-66 284-92 350-20 46-27 60-27 93 0 85 73 138 159 138 158 0 231-224 231-251 0-19-20-19-27-19-20 0-20 6-26 26-40 132-112 198-178 198-33 0-40-20-40-59 0-33 7-60 40-132 19-47 85-225 85-317 0-159-125-185-211-185-138 0-231 86-277 152-13-119-106-152-178-152-66 0-106 53-126 86-39 66-59 158-59 165 0 20 20 20 26 20 27 0 27-7 40-47 20-99 53-178 119-178 39 0 53 33 53 79 0 33-14 93-27 139-13 40-26 112-39 145z">
            <text:p/>
          </draw:path>
        </draw:g>
        <draw:g>
          <svg:title>TexMaths</svg:title>
          <svg:desc>66§display§p_{n}§svg§600§FALSE</svg:desc>
          <draw:polygon draw:style-name="gr1" draw:text-style-name="P1" draw:layer="layout" svg:width="2.309cm" svg:height="1.451cm" svg:x="19.481cm" svg:y="21.336cm" svg:viewBox="0 0 2310 1452" draw:points="1155,1452 0,1452 0,0 2310,0 2310,1452">
            <text:p/>
          </draw:polygon>
          <draw:path draw:style-name="gr2" draw:text-style-name="P2" draw:layer="layout" svg:width="1.214cm" svg:height="1.484cm" svg:x="19.408cm" svg:y="21.303cm" svg:viewBox="0 0 1215 1485" svg:d="M178 1313c-20 80-20 99-125 99-27 0-53 0-53 40 0 20 13 33 33 33 59 0 125-13 191-13 80 0 159 13 231 13 14 0 47 0 47-53 0-20-27-20-60-20-119 0-119-19-119-39 0-27 99-409 119-469 27 73 93 152 212 152 270 0 561-343 561-686 0-218-132-370-311-370-112 0-224 86-303 172-20-126-126-172-212-172-105 0-151 92-171 132-40 79-73 218-73 224 0 27 27 27 33 27 20 0 20 0 40-53 39-165 86-277 165-277 39 0 72 20 72 105 0 53-6 80-13 119zM587 304c20-66 80-132 126-165 79-73 145-86 185-86 99 0 152 79 152 218 0 138-80 402-119 495-79 165-192 237-277 237-152 0-185-191-185-204 0-7 0-14 6-40z">
            <text:p/>
          </draw:path>
          <draw:path draw:style-name="gr2" draw:text-style-name="P2" draw:layer="layout" svg:width="0.996cm" svg:height="0.738cm" svg:x="20.722cm" svg:y="21.963cm" svg:viewBox="0 0 997 739" svg:d="M125 620c-6 20-19 60-19 66 0 33 33 53 59 53s53-20 59-39c7-14 20-66 33-99 7-33 27-106 33-146 14-39 20-72 27-112 20-66 26-79 72-145 47-66 119-152 245-152 92 0 92 86 92 112 0 99-66 284-92 350-20 46-27 60-27 93 0 85 73 138 159 138 158 0 231-224 231-251 0-19-20-19-27-19-19 0-19 6-26 26-40 132-112 198-178 198-33 0-40-20-40-59 0-33 7-60 40-132 20-47 86-225 86-317 0-159-126-185-212-185-138 0-231 86-277 152-13-119-106-152-178-152-66 0-106 53-126 86-39 66-59 158-59 165 0 20 20 20 26 20 27 0 27-7 40-47 20-99 53-178 119-178 39 0 53 33 53 79 0 33-14 93-27 139-13 40-26 112-39 145z">
            <text:p/>
          </draw:path>
        </draw:g>
        <draw:line draw:style-name="gr6" draw:text-style-name="P3" draw:layer="layout" svg:x1="13.227cm" svg:y1="21.157cm" svg:x2="13.239cm" svg:y2="20.211cm">
          <text:p/>
        </draw:line>
        <draw:line draw:style-name="gr6" draw:text-style-name="P3" draw:layer="layout" svg:x1="20.827cm" svg:y1="21.157cm" svg:x2="20.839cm" svg:y2="20.211cm">
          <text:p/>
        </draw:line>
        <draw:custom-shape draw:style-name="gr5" draw:text-style-name="P3" draw:layer="layout" svg:width="6.1cm" svg:height="3.4cm" svg:x="2.276cm" svg:y="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cm" svg:height="3.4cm" svg:x="10.076cm" svg:y="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cm" svg:height="3.4cm" svg:x="17.876cm" svg:y="2.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276cm" svg:y1="6.9cm" svg:x2="5.276cm" svg:y2="5.5cm">
          <text:p/>
        </draw:line>
        <draw:line draw:style-name="gr6" draw:text-style-name="P3" draw:layer="layout" svg:x1="12.976cm" svg:y1="6.925cm" svg:x2="12.976cm" svg:y2="5.525cm">
          <text:p/>
        </draw:line>
        <draw:line draw:style-name="gr6" draw:text-style-name="P3" draw:layer="layout" svg:x1="20.776cm" svg:y1="6.95cm" svg:x2="20.776cm" svg:y2="5.55cm">
          <text:p/>
        </draw:line>
        <draw:line draw:style-name="gr6" draw:text-style-name="P3" draw:layer="layout" svg:x1="8.476cm" svg:y1="3.8cm" svg:x2="10.176cm" svg:y2="3.8cm">
          <text:p/>
        </draw:line>
        <draw:line draw:style-name="gr6" draw:text-style-name="P3" draw:layer="layout" svg:x1="16.151cm" svg:y1="3.8cm" svg:x2="17.851cm" svg:y2="3.8cm">
          <text:p/>
        </draw:line>
        <draw:line draw:style-name="gr6" draw:text-style-name="P3" draw:layer="layout" svg:x1="23.975cm" svg:y1="3.7cm" svg:x2="25.375cm" svg:y2="3.7cm">
          <text:p/>
        </draw:line>
        <draw:g>
          <svg:title>TexMaths</svg:title>
          <svg:desc>66§display§\mathbf{h_3}_{t-1}§svg§600§FALSE</svg:desc>
          <draw:polygon draw:style-name="gr1" draw:text-style-name="P1" draw:layer="layout" svg:width="5.721cm" svg:height="2.269cm" svg:x="2.585cm" svg:y="2.512cm" svg:viewBox="0 0 5722 2270" draw:points="2858,2270 0,2270 0,0 5722,0 5722,2270">
            <text:p/>
          </draw:polygon>
          <draw:path draw:style-name="gr2" draw:text-style-name="P2" draw:layer="layout" svg:width="1.326cm" svg:height="1.616cm" svg:x="2.691cm" svg:y="2.505cm" svg:viewBox="0 0 1327 1617" svg:d="M158 1505h-158v112c66 0 205-7 297-7 86 0 224 7 290 7v-112h-158v-482c0-257 198-370 343-370 79 0 132 47 132 225v627h-165v112c66 0 205-7 297-7 93 0 225 7 291 7v-112h-159v-601c0-244-125-336-356-336-225 0-343 138-396 231v-799l-416 20v105c145 0 158 0 158 93z">
            <text:p/>
          </draw:path>
          <draw:path draw:style-name="gr2" draw:text-style-name="P2" draw:layer="layout" svg:width="0.87cm" svg:height="1.088cm" svg:x="4.156cm" svg:y="3.396cm" svg:viewBox="0 0 871 1089" svg:d="M403 541c191 0 198 145 198 231 0 73 0 238-192 238-46 0-152-13-218-53 33-13 73-53 73-125 0-73-53-132-132-132s-132 59-132 132c0 171 185 257 416 257 343 0 455-178 455-310 0-126-99-244-284-284 113-40 225-125 225-264 0-125-132-231-396-231-218 0-357 112-357 244 0 86 60 126 126 126 79 0 119-60 119-119 0-86-66-112-80-119 66-53 152-59 185-59 165 0 165 105 165 151 0 80-33 231-198 238-39 0-86 0-92 7-20 6-20 26-20 33 0 39 20 39 53 39z">
            <text:p/>
          </draw:path>
          <draw:path draw:style-name="gr2" draw:text-style-name="P2" draw:layer="layout" svg:width="0.553cm" svg:height="1.035cm" svg:x="5.304cm" svg:y="3.568cm" svg:viewBox="0 0 554 1036" svg:d="M337 376h165c33 0 52 0 52-39 0-20-19-20-46-20h-158l59-244c0-7 7-14 7-20 0-33-20-53-53-53-46 0-66 26-79 73-13 39 6-40-66 244h-165c-33 0-53 0-53 33 0 26 20 26 46 26h159l-99 383c-7 46-20 99-20 125 0 93 79 152 171 152 185 0 291-224 291-251 0-19-27-19-27-19-19 0-26 6-39 33-46 99-126 191-218 191-33 0-59-20-59-79 0-13 6-53 13-66z">
            <text:p/>
          </draw:path>
          <draw:path draw:style-name="gr2" draw:text-style-name="P2" draw:layer="layout" svg:width="1.101cm" svg:height="0.085cm" svg:x="6.109cm" svg:y="4.135cm" svg:viewBox="0 0 1102 86" svg:d="M1036 86c27 0 66 0 66-40 0-46-33-46-66-46h-970c-26 0-66 0-66 40 0 46 40 46 66 46z">
            <text:p/>
          </draw:path>
          <draw:path draw:style-name="gr2" draw:text-style-name="P2" draw:layer="layout" svg:width="0.6cm" svg:height="1.081cm" svg:x="7.555cm" svg:y="3.502cm" svg:viewBox="0 0 601 1082" svg:d="M370 46c0-46 0-46-47-46-105 106-257 106-323 106v59c40 0 145 0 238-46v831c0 53 0 73-165 73h-60v59c27 0 231-6 291-6 52 0 257 6 297 6v-59h-66c-165 0-165-20-165-73z">
            <text:p/>
          </draw:path>
        </draw:g>
        <draw:g>
          <svg:title>TexMaths</svg:title>
          <svg:desc>66§display§\mathbf{h_3}_t§svg§600§FALSE</svg:desc>
          <draw:polygon draw:style-name="gr1" draw:text-style-name="P1" draw:layer="layout" svg:width="3.352cm" svg:height="2.072cm" svg:x="11.285cm" svg:y="2.612cm" svg:viewBox="0 0 3353 2073" draw:points="1677,2073 0,2073 0,0 3353,0 3353,2073">
            <text:p/>
          </draw:polygon>
          <draw:path draw:style-name="gr2" draw:text-style-name="P2" draw:layer="layout" svg:width="1.326cm" svg:height="1.616cm" svg:x="11.391cm" svg:y="2.605cm" svg:viewBox="0 0 1327 1617" svg:d="M158 1505h-158v112c66 0 205-6 297-6 86 0 224 6 290 6v-112h-158v-482c0-257 198-370 343-370 79 0 132 47 132 225v627h-165v112c66 0 205-6 297-6 93 0 225 6 291 6v-112h-159v-601c0-244-125-336-356-336-225 0-343 138-396 231v-799l-416 20v105c145 0 158 0 158 93z">
            <text:p/>
          </draw:path>
          <draw:path draw:style-name="gr2" draw:text-style-name="P2" draw:layer="layout" svg:width="0.87cm" svg:height="1.088cm" svg:x="12.856cm" svg:y="3.496cm" svg:viewBox="0 0 871 1089" svg:d="M403 541c191 0 198 145 198 231 0 73 0 238-192 238-46 0-152-13-218-53 33-13 73-53 73-125 0-73-53-132-132-132s-132 59-132 132c0 171 185 257 416 257 343 0 455-178 455-310 0-126-99-244-284-284 113-40 225-125 225-264 0-125-132-231-396-231-218 0-357 112-357 244 0 86 60 126 126 126 79 0 119-60 119-119 0-86-66-112-80-119 66-53 152-59 185-59 165 0 165 105 165 151 0 80-33 231-198 238-39 0-86 0-92 7-20 6-20 26-20 33 0 39 20 39 53 39z">
            <text:p/>
          </draw:path>
          <draw:path draw:style-name="gr2" draw:text-style-name="P2" draw:layer="layout" svg:width="0.553cm" svg:height="1.035cm" svg:x="14.004cm" svg:y="3.668cm" svg:viewBox="0 0 554 1036" svg:d="M337 376h165c33 0 52 0 52-39 0-20-19-20-46-20h-158l59-244c0-7 7-14 7-20 0-33-20-53-53-53-46 0-66 26-79 73-13 39 6-40-66 244h-165c-33 0-53 0-53 33 0 26 20 26 46 26h159l-99 383c-7 46-20 99-20 125 0 93 79 152 171 152 185 0 291-224 291-251 0-19-27-19-27-19-19 0-26 6-39 33-46 99-126 191-218 191-33 0-59-20-59-79 0-13 6-53 13-66z">
            <text:p/>
          </draw:path>
        </draw:g>
        <draw:g>
          <svg:title>TexMaths</svg:title>
          <svg:desc>66§display§\mathbf{h_3}_{n}§svg§600§FALSE</svg:desc>
          <draw:polygon draw:style-name="gr1" draw:text-style-name="P1" draw:layer="layout" svg:width="3.794cm" svg:height="2.072cm" svg:x="18.885cm" svg:y="2.612cm" svg:viewBox="0 0 3795 2073" draw:points="1901,2073 0,2073 0,0 3795,0 3795,2073">
            <text:p/>
          </draw:polygon>
          <draw:path draw:style-name="gr2" draw:text-style-name="P2" draw:layer="layout" svg:width="1.326cm" svg:height="1.616cm" svg:x="18.991cm" svg:y="2.605cm" svg:viewBox="0 0 1327 1617" svg:d="M158 1505h-158v112c66 0 205-6 297-6 86 0 224 6 290 6v-112h-158v-482c0-257 198-370 343-370 79 0 132 47 132 225v627h-165v112c66 0 205-6 297-6 93 0 225 6 291 6v-112h-159v-601c0-244-125-336-356-336-225 0-343 138-396 231v-799l-416 20v105c145 0 158 0 158 93z">
            <text:p/>
          </draw:path>
          <draw:path draw:style-name="gr2" draw:text-style-name="P2" draw:layer="layout" svg:width="0.87cm" svg:height="1.088cm" svg:x="20.456cm" svg:y="3.496cm" svg:viewBox="0 0 871 1089" svg:d="M403 541c191 0 198 145 198 231 0 73 0 238-192 238-46 0-152-13-218-53 33-13 73-53 73-125 0-73-53-132-132-132s-132 59-132 132c0 171 185 257 416 257 343 0 455-178 455-310 0-126-99-244-284-284 113-40 225-125 225-264 0-125-132-231-396-231-218 0-357 112-357 244 0 86 60 126 126 126 79 0 119-60 119-119 0-86-66-112-80-119 66-53 152-59 185-59 165 0 165 105 165 151 0 80-33 231-198 238-39 0-86 0-92 7-20 6-20 26-20 33 0 39 20 39 53 39z">
            <text:p/>
          </draw:path>
          <draw:path draw:style-name="gr2" draw:text-style-name="P2" draw:layer="layout" svg:width="0.996cm" svg:height="0.738cm" svg:x="21.611cm" svg:y="3.965cm" svg:viewBox="0 0 997 739" svg:d="M125 620c-6 20-19 60-19 66 0 33 33 53 59 53s53-20 59-39c7-14 20-66 33-99 7-33 27-106 33-146 14-39 20-72 27-112 20-66 26-79 72-145 47-66 119-152 245-152 92 0 92 86 92 112 0 99-66 284-92 350-20 46-27 60-27 93 0 85 73 138 159 138 158 0 231-224 231-251 0-19-20-19-27-19-20 0-20 6-26 26-40 132-112 198-178 198-33 0-40-20-40-59 0-33 7-60 40-132 19-47 85-225 85-317 0-159-125-185-211-185-138 0-231 86-277 152-13-119-106-152-178-152-66 0-106 53-126 86-39 66-59 158-59 165 0 20 20 20 26 20 27 0 27-7 40-47 20-99 53-178 119-178 39 0 53 33 53 79 0 33-14 93-27 139-13 40-26 112-39 145z">
            <text:p/>
          </draw:path>
        </draw:g>
        <draw:line draw:style-name="gr6" draw:text-style-name="P3" draw:layer="layout" svg:x1="0.606cm" svg:y1="3.83cm" svg:x2="2.306cm" svg:y2="3.83cm">
          <text:p/>
        </draw:line>
        <draw:line draw:style-name="gr6" draw:text-style-name="P3" draw:layer="layout" svg:x1="0.636cm" svg:y1="8.76cm" svg:x2="2.336cm" svg:y2="8.76cm">
          <text:p/>
        </draw:line>
        <draw:line draw:style-name="gr6" draw:text-style-name="P3" draw:layer="layout" svg:x1="0.636cm" svg:y1="13.56cm" svg:x2="2.336cm" svg:y2="13.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18:31:04.015699417</meta:creation-date>
    <dc:date>2016-05-30T15:35:56.423031400</dc:date>
    <meta:editing-duration>PT35M48S</meta:editing-duration>
    <meta:editing-cycles>8</meta:editing-cycles>
    <meta:generator>LibreOffice/5.0.5.2$Linux_X86_64 LibreOffice_project/00m0$Build-2</meta:generator>
    <meta:document-statistic meta:object-count="117"/>
  </office:meta>
</office:document-meta>
</file>